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efd6" officeooo:paragraph-rsid="000defd6"/>
    </style:style>
    <style:style style:name="P2" style:family="paragraph" style:parent-style-name="Standard">
      <style:text-properties officeooo:rsid="000e2b73" officeooo:paragraph-rsid="000e2b73"/>
    </style:style>
    <style:style style:name="P3" style:family="paragraph" style:parent-style-name="Standard">
      <style:text-properties officeooo:rsid="000f3e57" officeooo:paragraph-rsid="000f3e57"/>
    </style:style>
    <style:style style:name="P4" style:family="paragraph" style:parent-style-name="Standard">
      <style:text-properties officeooo:rsid="000fcaac" officeooo:paragraph-rsid="000fcaac"/>
    </style:style>
    <style:style style:name="P5" style:family="paragraph" style:parent-style-name="Standard">
      <style:text-properties officeooo:rsid="00119515" officeooo:paragraph-rsid="00119515"/>
    </style:style>
    <style:style style:name="T1" style:family="text">
      <style:text-properties officeooo:rsid="000f2801"/>
    </style:style>
    <style:style style:name="T2" style:family="text">
      <style:text-properties officeooo:rsid="00119515"/>
    </style:style>
    <style:style style:name="T3" style:family="text">
      <style:text-properties officeooo:rsid="001291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is a <text:span text:style-name="T1">distinct </text:span>distributed version control system</text:p>
      <text:p text:style-name="P3">data is ‘thought of” as a stream of snapshots, <text:span text:style-name="T2">a local copy of files are maintained</text:span></text:p>
      <text:p text:style-name="P4">nearly every operation is local, <text:span text:style-name="T2">generally no information is needed from another computer. Can commit changes to local copy of database even when offline. Open source, does a checksum operation when commiting this means Git always knows when a file is changed, git also knows who made changes and when changes were made, most commands only add things to a git repository, snapshots, most operations can be undone. Three states of files: committed, modified, and staged</text:span></text:p>
      <text:p text:style-name="P1"/>
      <text:p text:style-name="P2">local version control system</text:p>
      <text:p text:style-name="P2"/>
      <text:p text:style-name="P2">centralized version control system</text:p>
      <text:p text:style-name="P5">Allows fine-grained control over file <text:span text:style-name="T3">permissions</text:span></text:p>
      <text:p text:style-name="P4">single point of failure, latenc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1:12:42.693000000</meta:creation-date>
    <meta:generator>LibreOffice/6.0.4.2$Windows_X86_64 LibreOffice_project/9b0d9b32d5dcda91d2f1a96dc04c645c450872bf</meta:generator>
    <dc:date>2018-05-29T11:36:45.284000000</dc:date>
    <meta:editing-duration>PT23M57S</meta:editing-duration>
    <meta:editing-cycles>12</meta:editing-cycles>
    <meta:document-statistic meta:table-count="0" meta:image-count="0" meta:object-count="0" meta:page-count="1" meta:paragraph-count="7" meta:word-count="119" meta:character-count="746" meta:non-whitespace-character-count="634"/>
  </office:meta>
</office:document-meta>
</file>